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fo:language="fr" fo:country="FR" officeooo:rsid="0010307e" officeooo:paragraph-rsid="0010307e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officeooo:rsid="0011f96e" officeooo:paragraph-rsid="00337c18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2pt" fo:language="fr" fo:country="FR" fo:font-style="normal" style:text-underline-style="none" fo:font-weight="normal" officeooo:rsid="003cb70f" officeooo:paragraph-rsid="00337c18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language="fr" fo:country="FR" fo:font-style="normal" style:text-underline-style="none" fo:font-weight="normal" officeooo:rsid="003cb70f" officeooo:paragraph-rsid="00337c18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fr" fo:country="FR" fo:font-style="normal" style:text-underline-style="none" fo:font-weight="bold" officeooo:rsid="0052e7a5" officeooo:paragraph-rsid="0052e7a5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fr" fo:country="FR" fo:font-style="normal" style:text-underline-style="none" fo:font-weight="bold" officeooo:rsid="00539689" officeooo:paragraph-rsid="00539689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fr" fo:country="FR" fo:font-style="normal" style:text-underline-style="none" fo:font-weight="bold" officeooo:rsid="00555e62" officeooo:paragraph-rsid="00555e62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language="fr" fo:country="FR" officeooo:rsid="00503713" officeooo:paragraph-rsid="00503713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4pt" fo:language="fr" fo:country="FR" fo:font-style="normal" style:text-underline-style="none" fo:font-weight="bold" officeooo:rsid="0051a4cd" officeooo:paragraph-rsid="0051a4cd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1f96e"/>
    </style:style>
    <style:style style:name="T2" style:family="text">
      <style:text-properties officeooo:rsid="0050371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5688e9" style:font-weight-asian="normal" style:font-weight-complex="normal"/>
    </style:style>
    <style:style style:name="T5" style:family="text">
      <style:text-properties fo:font-weight="normal" officeooo:rsid="00593d25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<text:span text:style-name="T2">5</text:span></text:p>
      <text:p text:style-name="P8">Recalage déformable 3D</text:p>
      <text:p text:style-name="P3"/>
      <text:p text:style-name="P3"/>
      <text:p text:style-name="P9">1. Champ de déformation</text:p>
      <text:p text:style-name="P9"><text:span text:style-name="T3"/></text:p>
      <text:p text:style-name="P5"><text:span text:style-name="T3">Pseudo code :</text:span></text:p>
      <text:p text:style-name="P5"><text:span text:style-name="T3"/></text:p>
      <text:p text:style-name="P6"><text:span text:style-name="T3">f : imageSource</text:span></text:p>
      <text:p text:style-name="P6"><text:span text:style-name="T3">g : imageCible</text:span></text:p>
      <text:p text:style-name="P6"><text:span text:style-name="T3"/></text:p>
      <text:p text:style-name="P7"><text:span text:style-name="T3">pour tout voxel P appartenant à g faire</text:span></text:p>
      <text:p text:style-name="P7"><text:span text:style-name="T3"><text:tab/></text:span><text:span text:style-name="T5">on calcule le gradient de P</text:span></text:p>
      <text:p text:style-name="P7"><text:span text:style-name="T5"><text:tab/>on déplace P suivant le vecteur v = (g-f)delta f / delta (f²)</text:span></text:p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fr" fo:country="FR" officeooo:rsid="0010307e" officeooo:paragraph-rsid="0010307e"/>
    </style:style>
    <style:style style:name="MT1" style:family="text">
      <style:text-properties officeooo:rsid="00503713"/>
    </style:style>
    <style:style style:name="MT2" style:family="text">
      <style:text-properties officeooo:rsid="0011f96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andot Julien <text:s text:c="48"/>TP<text:span text:style-name="MT1">5</text:span> – <text:span text:style-name="MT1">Recalage <text:s text:c="2"/></text:span><text:s text:c="47"/>HMIN318<text:span text:style-name="MT2">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1" meta:paragraph-count="10" meta:word-count="51" meta:character-count="353" meta:non-whitespace-character-count="214"/>
  </office:meta>
</office:document-meta>
</file>